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lng</text:p>
          </table:table-cell>
          <table:table-cell office:value-type="string" calcext:value-type="string">
            <text:p>ic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  <table:table-cell office:value-type="string" calcext:value-type="string">
            <text:p>beachfussbal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  <table:table-cell office:value-type="string" calcext:value-type="string">
            <text:p>skisprun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  <table:table-cell office:value-type="string" calcext:value-type="string">
            <text:p>bob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  <table:table-cell office:value-type="string" calcext:value-type="string">
            <text:p>minigolf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  <table:table-cell office:value-type="string" calcext:value-type="string">
            <text:p>golf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  <table:table-cell office:value-type="string" calcext:value-type="string">
            <text:p>minigolf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number-rows-repeated="10482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portstaetten.A1:sportstaetten.H3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8:24:36.795000000</dc:date>
    <meta:editing-duration>PT12M18S</meta:editing-duration>
    <meta:editing-cycles>3</meta:editing-cycles>
    <meta:generator>LibreOffice/6.2.0.3$Windows_X86_64 LibreOffice_project/98c6a8a1c6c7b144ce3cc729e34964b47ce25d62</meta:generator>
    <meta:document-statistic meta:table-count="1" meta:cell-count="2744" meta:object-count="0"/>
  </office:meta>
</office:document-meta>
</file>